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大家好，我们是来自信息学院CVBI实验室的研究生，我们的导师是郑海永老师。这一节我们给大家汇报一下我们在科研过程中用到的一些自由软件以及使用的感悟。接下来由我来介绍git的相关内容，然后邱欣欣会讲述LaTeX的一些知识，最后将由孙晓庆向我们展示shell脚本的神奇之处。那我们就开始了。</text:p>
      <text:p text:style-name="Standard"><text:s text:c="4"/>我的汇报分为两个部分，首先我会简单介绍Git的概念及其发展史，然后第二部分我会讲解一下Git的基本使用。今天我只是做一个Git的入门介绍，包括我在实验室进行科研过程中对Git的一些理解，如果有其他需求的可以私下跟我交流，我们再一起探讨。</text:p>
      <text:p text:style-name="Standard"><text:s text:c="4"/>那我要讲的Git究竟是什么呢？在我看来，Git是目前世界上最先进的分布式版本控制系统！</text:p>
      <text:p text:style-name="Standard">可以看到，这句话有两个关键词，一是分布式，二是版本控制。</text:p>
      <text:p text:style-name="Standard"><text:s text:c="3"/>那什么是版本控制呢？如果你用word写过长论文，那你一定有这样的经历：你想删除一个段落，又怕将来想恢复找不回来怎么办？有办法，先把当前文件“另存为”一个新的word文件，再接着改，改到一定程度，再“另存为”一个新版本，这样一直改下去，最后你的word文档变成了这样：</text:p>
      <text:p text:style-name="Standard"><text:s text:c="4"/>过了一周，你想找回被删除的文字，但是已经记不清删除前保存在哪个文件里了，只好一个一个文件去找，非常麻烦。</text:p>
      <text:p text:style-name="Standard"><text:s text:c="4"/>看着一堆乱七八糟的文件，想保留最新的一个，然后把其他的删掉，又怕哪天会用上，非常郁闷。</text:p>
      <text:p text:style-name="Standard"><text:s text:c="4"/>而且，当你的文件有部分需要你的其他同学帮助填写时，你需要把文件copy到u盘里给他，然后你继续修改word文件。一天后，你的同学再把word文件传给你，此时，你必须想想，发给他之后到你收到他的文件期间，你作了哪些改动，得把你的改动和他的部分合并，真困难。</text:p>
      <text:p text:style-name="Standard"><text:s text:c="5"/>于是你就会想，如果有一个软件，不但能自动帮我记录每次文件的改动，还可以让其他人协作编辑，这样就不用自己管理一堆类似的文件了，也不需要把文件传来传去。如果想查看某此改动，只需要在软件里看一眼就可以，岂不是很方便？这个软件用起来就应该像这个样子，能记录每次文件的改动：</text:p>
      <text:p text:style-name="Standard"><text:s text:c="4"/>就像这样，这就是版本控制的概念。</text:p>
      <text:p text:style-name="Standard"><text:s text:c="4"/>那什么是分布式呢？谈到分布式，不得不说集中式，集中式版本控制系统，版本库是集中存放在中央服务器的，而工作的时候，用的都是自己的电脑，所以要先从中央服务器取得最新的版本，然后开始工作，工作完了，再把自己的活推送给中央服务器。</text:p>
      <text:p text:style-name="Standard"><text:s text:c="4"/>那分布式版本控制系统与集中式版本控制系统有什么不同呢？首先，分布式版本控制系统根本没有“中央服务器”，每个人的电脑上都是一个完整的版本库，这样你工作的时候，就不需要联网了，因为版本库就在你自己的电脑上。这样安全性就要高很多了，如果某一台电脑坏了，随便从其他人那里复制一份就可以。而集中式版本控制系统的中央服务器要是出了问题，所有人都没法工作了。</text:p>
      <text:p text:style-name="Standard"/>
      <text:p text:style-name="Standard"><text:s text:c="4"/>和生活中的很多伟大事件一样，Git诞生于一个极富纷争大举创新的年代。</text:p>
      <text:p text:style-name="Standard"><text:s text:c="4"/></text:p>
      <text:p text:style-name="Standard"><text:s text:c="4"/>安装完成后，还需要最后一步设置，在命令行输入：</text:p>
      <text:p text:style-name="Standard"><text:s text:c="4"/>因为Git是分布式版本控制系统，所以，每个机器都必须自报家门：你的名字和Email地址。</text:p>
      <text:p text:style-name="Standard"/>
      <text:p text:style-name="Standard"><text:s text:c="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8T20:13:34.568226951</meta:creation-date>
    <dc:date>2014-09-18T22:41:18.910862472</dc:date>
    <meta:editing-duration>PT1H9M50S</meta:editing-duration>
    <meta:editing-cycles>6</meta:editing-cycles>
    <meta:generator>LibreOffice/4.2.6.3$Linux_X86_64 LibreOffice_project/420m0$Build-3</meta:generator>
    <meta:document-statistic meta:table-count="0" meta:image-count="0" meta:object-count="0" meta:page-count="1" meta:paragraph-count="17" meta:word-count="1168" meta:character-count="1283" meta:non-whitespace-character-count="1219"/>
  </office:meta>
</office:document-meta>
</file>